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9D000001A957E7CFFF7924122B.png" manifest:media-type="image/png"/>
  <manifest:file-entry manifest:full-path="Pictures/10000201000000AD000000ADC04399E61AF5DC59.png" manifest:media-type="image/png"/>
  <manifest:file-entry manifest:full-path="Pictures/10000201000003310000027D23D433427724789D.png" manifest:media-type="image/png"/>
  <manifest:file-entry manifest:full-path="Pictures/100002010000026A000000CEA8813BED1BD6900E.png" manifest:media-type="image/png"/>
  <manifest:file-entry manifest:full-path="Pictures/10000000000002A2000000A3B763B626459AF8F4.jpg" manifest:media-type="image/jpeg"/>
  <manifest:file-entry manifest:full-path="Pictures/1000000000001EBA00000981B1108E1BB50E189D.jpg" manifest:media-type="image/jpeg"/>
  <manifest:file-entry manifest:full-path="Pictures/100002010000128D000010AF9839972A5DB65A5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1.33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2.74cm"/>
    </style:style>
    <style:style style:name="gr15" style:family="graphic" style:parent-style-name="standard">
      <style:graphic-properties draw:stroke="none" svg:stroke-width="0.035cm" draw:stroke-linejoin="miter" draw:fill="solid" draw:fill-color="#ffc70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fo:min-height="1.15cm"/>
    </style:style>
    <style:style style:name="gr18" style:family="graphic" style:parent-style-name="standard">
      <style:graphic-properties draw:stroke="solid" svg:stroke-width="0.06cm" svg:stroke-color="#de2c68" draw:stroke-linejoin="miter" draw:fill="none" fo:padding-top="0.155cm" fo:padding-bottom="0.155cm" fo:padding-left="0.28cm" fo:padding-right="0.28cm"/>
    </style:style>
    <style:style style:name="gr19" style:family="graphic" style:parent-style-name="standard">
      <style:graphic-properties draw:stroke="solid" svg:stroke-width="0.325cm" svg:stroke-color="#de2c68" draw:stroke-linejoin="miter" draw:fill="none" fo:padding-top="0.287cm" fo:padding-bottom="0.287cm" fo:padding-left="0.412cm" fo:padding-right="0.412cm"/>
    </style:style>
    <style:style style:name="gr20" style:family="graphic" style:parent-style-name="standard">
      <style:graphic-properties draw:stroke="none" svg:stroke-width="0.051cm" draw:stroke-linejoin="miter" draw:fill="solid" draw:fill-color="#ffcc33"/>
    </style:style>
    <style:style style:name="gr21" style:family="graphic" style:parent-style-name="standard">
      <style:graphic-properties draw:stroke="none" svg:stroke-width="0.053cm" draw:stroke-linejoin="miter" draw:fill="solid" draw:fill-color="#ffcc33"/>
    </style:style>
    <style:style style:name="gr22" style:family="graphic" style:parent-style-name="standard">
      <style:graphic-properties draw:stroke="none" svg:stroke-width="0.04cm" draw:stroke-linejoin="miter" draw:fill="solid" draw:fill-color="#000000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76cm, 1.34cm, 1.34cm, 1.335cm)" draw:image-opacity="100%" style:mirror="none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solid" draw:fill-color="#ffffff"/>
      <style:text-properties fo:language="en" fo:country="US"/>
    </style:style>
    <style:style style:name="P3" style:family="paragraph">
      <loext:graphic-properties draw:fill="solid" draw:fill-color="#4d4d4d"/>
      <style:text-properties fo:language="en" fo:country="US"/>
    </style:style>
    <style:style style:name="P4" style:family="paragraph">
      <loext:graphic-properties draw:fill="solid" draw:fill-color="#000000"/>
      <style:text-properties fo:language="en" fo:country="US"/>
    </style:style>
    <style:style style:name="P5" style:family="paragraph">
      <loext:graphic-properties draw:fill="solid" draw:fill-color="#4d4d4d" draw:opacity="100%"/>
      <style:text-properties fo:language="en" fo:country="US"/>
    </style:style>
    <style:style style:name="P6" style:family="paragraph">
      <loext:graphic-properties draw:fill="solid" draw:fill-color="#006f9c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4pt" style:font-weight-asian="bold" style:font-size-complex="34pt" style:font-weight-complex="bold"/>
    </style:style>
    <style:style style:name="P10" style:family="paragraph">
      <loext:graphic-properties draw:fill="solid" draw:fill-color="#ffc700"/>
      <style:text-properties fo:language="en" fo:country="US"/>
    </style:style>
    <style:style style:name="P11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="solid" draw:fill-color="#ffcc33"/>
      <style:text-properties fo:language="en" fo:country="US"/>
    </style:style>
    <style:style style:name="T1" style:family="text">
      <style:text-properties style:font-name="PT Sans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style:font-name="PT Sans" fo:font-size="66pt" fo:language="en" fo:country="US" fo:font-weight="bold" style:font-size-asian="66pt" style:font-weight-asian="bold" style:font-size-complex="66pt" style:font-weight-complex="bold"/>
    </style:style>
    <style:style style:name="T3" style:family="text"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26.507cm" svg:y="8.835cm" svg:viewBox="0 0 1935 3068" draw:points="1935,3068 834,0 0,3068">
              <text:p/>
            </draw:polyline>
            <draw:line draw:style-name="gr1" draw:text-style-name="P1" draw:layer="layout" svg:x1="27.708cm" svg:y1="9.935cm" svg:x2="27.041cm" svg:y2="9.935cm">
              <text:p/>
            </draw:line>
            <draw:line draw:style-name="gr1" draw:text-style-name="P1" draw:layer="layout" svg:x1="27.974cm" svg:y1="10.569cm" svg:x2="26.84cm" svg:y2="10.569cm">
              <text:p/>
            </draw:line>
          </draw:g>
          <draw:custom-shape draw:style-name="gr2" draw:text-style-name="P1" draw:layer="layout" svg:width="4.772cm" svg:height="4.771cm" svg:x="24.996cm" svg:y="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25.438cm" svg:y="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24.831cm 9.9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4.698cm 8.8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5.032cm 7.7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765cm 6.8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799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7.901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8.902cm 6.9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669cm 7.9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903cm 8.9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703cm 10.0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9.236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334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8.1578322488526cm 7.6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14.069cm" svg:y="9.65cm" svg:viewBox="0 0 2648 2843" draw:points="2648,0 2573,1860 1,2843 0,0">
            <text:p/>
          </draw:polygon>
          <draw:polyline draw:style-name="gr7" draw:text-style-name="P4" draw:layer="layout" svg:width="0.958cm" svg:height="8.472cm" svg:x="17.4cm" svg:y="3.4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14.079cm" svg:y="7.217cm" svg:viewBox="0 0 3493 2513" draw:points="0,2513 13,0 2296,852 3493,2513">
            <text:p/>
          </draw:polygon>
          <draw:polygon draw:style-name="gr8" draw:text-style-name="P5" draw:layer="layout" svg:width="1.664cm" svg:height="6.348cm" svg:x="12.544cm" svg:y="6.1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6.449cm" svg:y="3.4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13.129cm" svg:y="9.1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3.017cm" svg:y="9.4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8.305cm" svg:y="7.0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3.173cm" svg:y="6.4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21.958cm" svg:y="0.5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19.548cm" svg:y="4.4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21.095cm" svg:y="3.1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18.001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18.932cm" svg:y="3.1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20.431cm" svg:y="0.6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23.174cm" svg:y="6.4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18.002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18.305cm" svg:y="7.0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9.3cm" svg:height="1.58cm" svg:x="23.9cm" svg:y="0.8cm">
          <draw:text-box>
            <text:p text:style-name="P7"><text:span text:style-name="T1">JUNE 05-11, 2017</text:span></text:p>
          </draw:text-box>
        </draw:frame>
        <draw:frame draw:style-name="gr14" draw:text-style-name="P9" draw:layer="layout" svg:width="9.9cm" svg:height="2.99cm" svg:x="26.9cm" svg:y="2.8cm">
          <draw:text-box>
            <text:p text:style-name="P7"><text:span text:style-name="T2">#WBM10</text:span></text:p>
          </draw:text-box>
        </draw:frame>
        <draw:g>
          <draw:path draw:style-name="gr15" draw:text-style-name="P10" draw:layer="layout" svg:width="0.388cm" svg:height="0.509cm" svg:x="41.353cm" svg:y="2.4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401cm" svg:height="0.52cm" svg:x="41.879cm" svg:y="2.478cm" svg:viewBox="0 0 402 521" svg:d="M76 232c1-116 51-169 130-169 81 0 122 50 122 169zM206 0c-126 0-206 85-206 263 0 161 53 258 200 258 83 0 185-16 185-16l-2-60c0 0-108 10-179 10-97 0-127-72-127-164h321l4-56c0-159-70-235-196-235z">
            <text:p/>
          </draw:path>
          <draw:path draw:style-name="gr15" draw:text-style-name="P10" draw:layer="layout" svg:width="0.301cm" svg:height="0.663cm" svg:x="42.36cm" svg:y="2.336cm" svg:viewBox="0 0 302 664" svg:d="M217 596c-60 0-73-37-73-141v-235h150v-66h-150v-154h-75v154h-69v66h69v262c0 133 40 182 140 182 35 0 93-10 93-10l-4-63c0 0-54 5-81 5z">
            <text:p/>
          </draw:path>
          <draw:path draw:style-name="gr15" draw:text-style-name="P10" draw:layer="layout" svg:width="0.434cm" svg:height="0.716cm" svg:x="42.848cm" svg:y="2.282cm" svg:viewBox="0 0 435 717" svg:d="M256 73c67 0 174 17 174 17l5-68c0 0-99-22-187-22-199 0-248 131-248 360 0 223 45 357 248 357 76 0 185-21 185-21l-3-69c0 0-113 17-172 17-154 0-178-102-178-284 0-186 25-287 176-287z">
            <text:p/>
          </draw:path>
          <draw:path draw:style-name="gr15" draw:text-style-name="P10" draw:layer="layout" svg:width="0.417cm" svg:height="0.52cm" svg:x="43.381cm" svg:y="2.4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68cm" svg:height="0.509cm" svg:x="43.953cm" svg:y="2.4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68cm" svg:height="0.509cm" svg:x="44.815cm" svg:y="2.4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417cm" svg:height="0.52cm" svg:x="45.632cm" svg:y="2.4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388cm" svg:height="0.509cm" svg:x="46.2cm" svg:y="2.4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367cm" svg:height="0.52cm" svg:x="46.732cm" svg:y="2.478cm" svg:viewBox="0 0 368 521" svg:d="M193 220c-94-16-117-32-117-77 0-57 45-77 103-77 60 0 170 16 170 16l3-63c0 0-101-19-177-19-87 0-175 38-175 146 0 96 58 121 171 141 99 17 122 29 122 80 0 69-42 88-122 88-51 0-162-16-162-16l-4 63c0 0 110 19 173 19 115 0 190-39 190-157 0-95-47-122-175-144z">
            <text:p/>
          </draw:path>
          <draw:polygon draw:style-name="gr15" draw:text-style-name="P10" draw:layer="layout" svg:width="0.296cm" svg:height="0.47cm" svg:x="38.72cm" svg:y="2.453cm" svg:viewBox="0 0 297 471" draw:points="297,0 0,227 193,471">
            <text:p/>
          </draw:polygon>
          <draw:polygon draw:style-name="gr15" draw:text-style-name="P10" draw:layer="layout" svg:width="0.278cm" svg:height="0.189cm" svg:x="38.332cm" svg:y="2.672cm" svg:viewBox="0 0 279 190" draw:points="0,190 279,20 99,0">
            <text:p/>
          </draw:polygon>
          <draw:polygon draw:style-name="gr15" draw:text-style-name="P10" draw:layer="layout" svg:width="0.505cm" svg:height="0.47cm" svg:x="39.891cm" svg:y="1.271cm" svg:viewBox="0 0 506 471" draw:points="455,0 0,310 506,471">
            <text:p/>
          </draw:polygon>
          <draw:polygon draw:style-name="gr15" draw:text-style-name="P10" draw:layer="layout" svg:width="0.524cm" svg:height="0.243cm" svg:x="38.346cm" svg:y="2.709cm" svg:viewBox="0 0 525 244" draw:points="333,0 0,202 525,244">
            <text:p/>
          </draw:polygon>
          <draw:polygon draw:style-name="gr15" draw:text-style-name="P10" draw:layer="layout" svg:width="0.676cm" svg:height="0.639cm" svg:x="39.331cm" svg:y="1.628cm" svg:viewBox="0 0 677 640" draw:points="0,441 677,640 478,0">
            <text:p/>
          </draw:polygon>
          <draw:polygon draw:style-name="gr15" draw:text-style-name="P10" draw:layer="layout" svg:width="0.528cm" svg:height="0.626cm" svg:x="39.858cm" svg:y="1.622cm" svg:viewBox="0 0 529 627" draw:points="197,627 529,167 0,0">
            <text:p/>
          </draw:polygon>
          <draw:polygon draw:style-name="gr15" draw:text-style-name="P10" draw:layer="layout" svg:width="0.506cm" svg:height="0.76cm" svg:x="39.819cm" svg:y="0.79cm" svg:viewBox="0 0 507 761" draw:points="32,761 507,437 0,0">
            <text:p/>
          </draw:polygon>
          <draw:polygon draw:style-name="gr15" draw:text-style-name="P10" draw:layer="layout" svg:width="0.258cm" svg:height="0.262cm" svg:x="41.87cm" svg:y="1.647cm" svg:viewBox="0 0 259 263" draw:points="13,0 0,263 259,103">
            <text:p/>
          </draw:polygon>
          <draw:polygon draw:style-name="gr15" draw:text-style-name="P10" draw:layer="layout" svg:width="0.268cm" svg:height="0.235cm" svg:x="41.643cm" svg:y="1.343cm" svg:viewBox="0 0 269 236" draw:points="269,0 0,59 204,236">
            <text:p/>
          </draw:polygon>
          <draw:polygon draw:style-name="gr15" draw:text-style-name="P10" draw:layer="layout" svg:width="0.228cm" svg:height="0.431cm" svg:x="41.597cm" svg:y="1.447cm" svg:viewBox="0 0 229 432" draw:points="0,432 229,177 23,0">
            <text:p/>
          </draw:polygon>
          <draw:polygon draw:style-name="gr15" draw:text-style-name="P10" draw:layer="layout" svg:width="0.216cm" svg:height="0.241cm" svg:x="41.616cm" svg:y="1.69cm" svg:viewBox="0 0 217 242" draw:points="217,0 0,242 205,242">
            <text:p/>
          </draw:polygon>
          <draw:polygon draw:style-name="gr15" draw:text-style-name="P10" draw:layer="layout" svg:width="0.176cm" svg:height="0.424cm" svg:x="39.087cm" svg:y="2.149cm" svg:viewBox="0 0 177 425" draw:points="177,0 0,243 167,425">
            <text:p/>
          </draw:polygon>
          <draw:polygon draw:style-name="gr15" draw:text-style-name="P10" draw:layer="layout" svg:width="0.269cm" svg:height="0.161cm" svg:x="41.944cm" svg:y="1.551cm" svg:viewBox="0 0 270 162" draw:points="270,0 0,69 223,162">
            <text:p/>
          </draw:polygon>
          <draw:polygon draw:style-name="gr15" draw:text-style-name="P10" draw:layer="layout" svg:width="0.295cm" svg:height="0.23cm" svg:x="41.898cm" svg:y="1.348cm" svg:viewBox="0 0 296 231" draw:points="63,0 0,231 296,157">
            <text:p/>
          </draw:polygon>
          <draw:polygon draw:style-name="gr15" draw:text-style-name="P10" draw:layer="layout" svg:width="0.371cm" svg:height="0.166cm" svg:x="42.218cm" svg:y="1.547cm" svg:viewBox="0 0 372 167" draw:points="372,99 49,0 0,167">
            <text:p/>
          </draw:polygon>
          <draw:polygon draw:style-name="gr15" draw:text-style-name="P10" draw:layer="layout" svg:width="0.683cm" svg:height="0.641cm" svg:x="40.086cm" svg:y="1.823cm" svg:viewBox="0 0 684 642" draw:points="337,0 0,466 684,642">
            <text:p/>
          </draw:polygon>
          <draw:polygon draw:style-name="gr15" draw:text-style-name="P10" draw:layer="layout" svg:width="0.786cm" svg:height="0.501cm" svg:x="39.964cm" svg:y="2.333cm" svg:viewBox="0 0 787 502" draw:points="100,0 0,502 787,177">
            <text:p/>
          </draw:polygon>
          <draw:polygon draw:style-name="gr15" draw:text-style-name="P10" draw:layer="layout" svg:width="0.664cm" svg:height="0.693cm" svg:x="39.352cm" svg:y="2.126cm" svg:viewBox="0 0 665 694" draw:points="665,194 0,0 565,694">
            <text:p/>
          </draw:polygon>
          <draw:polygon draw:style-name="gr15" draw:text-style-name="P10" draw:layer="layout" svg:width="0.551cm" svg:height="0.663cm" svg:x="39.3cm" svg:y="2.154cm" svg:viewBox="0 0 552 664" draw:points="11,0 0,464 552,664">
            <text:p/>
          </draw:polygon>
          <draw:polygon draw:style-name="gr15" draw:text-style-name="P10" draw:layer="layout" svg:width="0.292cm" svg:height="0.469cm" svg:x="41.279cm" svg:y="1.441cm" svg:viewBox="0 0 293 470" draw:points="293,0 0,247 267,470">
            <text:p/>
          </draw:polygon>
          <draw:polygon draw:style-name="gr15" draw:text-style-name="P10" draw:layer="layout" svg:width="0.651cm" svg:height="0.714cm" svg:x="40.868cm" svg:y="1.728cm" svg:viewBox="0 0 652 715" draw:points="379,0 0,715 652,227">
            <text:p/>
          </draw:polygon>
          <draw:polygon draw:style-name="gr15" draw:text-style-name="P10" draw:layer="layout" svg:width="0.732cm" svg:height="0.722cm" svg:x="40.465cm" svg:y="1.718cm" svg:viewBox="0 0 733 723" draw:points="733,0 0,80 348,723">
            <text:p/>
          </draw:polygon>
          <draw:polygon draw:style-name="gr15" draw:text-style-name="P10" draw:layer="layout" svg:width="0.671cm" svg:height="0.707cm" svg:x="38.668cm" svg:y="0.614cm" svg:viewBox="0 0 672 708" draw:points="567,708 672,376 0,0">
            <text:p/>
          </draw:polygon>
          <draw:polygon draw:style-name="gr15" draw:text-style-name="P10" draw:layer="layout" svg:width="0.54cm" svg:height="0.443cm" svg:x="39.205cm" svg:y="0.502cm" svg:viewBox="0 0 541 444" draw:points="177,444 541,243 0,0">
            <text:p/>
          </draw:polygon>
          <draw:polygon draw:style-name="gr15" draw:text-style-name="P10" draw:layer="layout" svg:width="0.834cm" svg:height="0.285cm" svg:x="38.993cm" svg:y="2.663cm" svg:viewBox="0 0 835 286" draw:points="289,0 0,286 835,198">
            <text:p/>
          </draw:polygon>
          <draw:polygon draw:style-name="gr15" draw:text-style-name="P10" draw:layer="layout" svg:width="0.489cm" svg:height="0.513cm" svg:x="39.275cm" svg:y="1.033cm" svg:viewBox="0 0 490 514" draw:points="0,321 490,514 103,0">
            <text:p/>
          </draw:polygon>
          <draw:polygon draw:style-name="gr15" draw:text-style-name="P10" draw:layer="layout" svg:width="0.394cm" svg:height="0.722cm" svg:x="39.406cm" svg:y="0.787cm" svg:viewBox="0 0 395 723" draw:points="0,200 395,723 364,0">
            <text:p/>
          </draw:polygon>
          <draw:polygon draw:style-name="gr15" draw:text-style-name="P10" draw:layer="layout" svg:width="0.647cm" svg:height="0.442cm" svg:x="38.673cm" svg:y="0.482cm" svg:viewBox="0 0 648 443" draw:points="0,80 648,443 471,0">
            <text:p/>
          </draw:polygon>
          <draw:polygon draw:style-name="gr15" draw:text-style-name="P10" draw:layer="layout" svg:width="0.274cm" svg:height="0.459cm" svg:x="38.968cm" svg:y="2.444cm" svg:viewBox="0 0 275 460" draw:points="101,0 0,460 275,190">
            <text:p/>
          </draw:polygon>
          <draw:polygon draw:style-name="gr15" draw:text-style-name="P10" draw:layer="layout" svg:width="0.504cm" svg:height="0.628cm" svg:x="39.261cm" svg:y="1.401cm" svg:viewBox="0 0 505 629" draw:points="505,198 0,0 39,629">
            <text:p/>
          </draw:polygon>
        </draw:g>
        <draw:frame draw:style-name="gr16" draw:text-style-name="P1" draw:layer="layout" svg:width="8.04cm" svg:height="7.231cm" svg:x="34.2cm" svg:y="5.569cm">
          <draw:image xlink:href="Pictures/100002010000128D000010AF9839972A5DB65A56.png" xlink:type="simple" xlink:show="embed" xlink:actuate="onLoad">
            <text:p/>
          </draw:image>
        </draw:frame>
        <draw:frame draw:style-name="gr16" draw:text-style-name="P1" draw:layer="layout" svg:width="9.5cm" svg:height="3.166cm" svg:x="0.4cm" svg:y="1.968cm">
          <draw:image xlink:href="Pictures/100002010000026A000000CEA8813BED1BD6900E.png" xlink:type="simple" xlink:show="embed" xlink:actuate="onLoad">
            <text:p/>
          </draw:image>
        </draw:frame>
        <draw:frame draw:style-name="gr17" draw:text-style-name="P11" draw:layer="layout" svg:width="5.8cm" svg:height="1.4cm" svg:x="-0.1cm" svg:y="0.1cm">
          <draw:text-box>
            <text:p text:style-name="P7"><text:span text:style-name="T3">sponsored by</text:span></text:p>
          </draw:text-box>
        </draw:frame>
        <draw:frame draw:style-name="gr16" draw:text-style-name="P1" draw:layer="layout" svg:width="6.476cm" svg:height="5.049cm" svg:x="41.424cm" svg:y="3.8cm">
          <draw:image xlink:href="Pictures/10000201000003310000027D23D433427724789D.png" xlink:type="simple" xlink:show="embed" xlink:actuate="onLoad">
            <text:p/>
          </draw:image>
        </draw:frame>
        <draw:frame draw:style-name="gr13" draw:text-style-name="P8" draw:layer="layout" svg:width="10.8cm" svg:height="1.58cm" svg:x="9.8cm" svg:y="0.782cm">
          <draw:text-box>
            <text:p text:style-name="P7"><text:span text:style-name="T1">BATTLEMESH v10</text:span></text:p>
          </draw:text-box>
        </draw:frame>
        <draw:g>
          <draw:path draw:style-name="gr18" draw:text-style-name="P12" draw:layer="layout" svg:width="2.294cm" svg:height="2.338cm" svg:x="49.48cm" svg:y="3.556cm" svg:viewBox="0 0 2295 2339" svg:d="M2295 1170c0 215-49 398-154 585-106 186-237 320-420 428-183 107-362 156-574 156-211 0-390-49-573-156-183-108-315-242-420-428-106-187-154-370-154-585 0-216 48-399 154-585 105-187 237-321 420-428 183-108 362-157 573-157 212 0 391 49 574 157 183 107 314 241 420 428 105 186 154 369 154 585z">
            <text:p/>
          </draw:path>
          <draw:path draw:style-name="gr18" draw:text-style-name="P12" draw:layer="layout" svg:width="2.476cm" svg:height="2.518cm" svg:x="51.431cm" svg:y="2.876cm" svg:viewBox="0 0 2477 2519" svg:d="M2477 1260c0 231-52 429-166 629-114 201-256 346-453 461-198 116-392 169-620 169s-421-53-619-169c-197-115-339-260-453-461-114-200-166-398-166-629 0-232 52-429 166-630s256-345 453-461c198-116 391-169 619-169s422 53 620 169c197 116 339 260 453 461s166 398 166 630z">
            <text:p/>
          </draw:path>
          <draw:path draw:style-name="gr19" draw:text-style-name="P12" draw:layer="layout" svg:width="3.239cm" svg:height="3.271cm" svg:x="51.044cm" svg:y="2.5cm" svg:viewBox="0 0 3240 3272" svg:d="M3240 1636c0 301-68 557-217 818s-335 448-593 599c-258 150-512 219-810 219s-552-69-810-219c-258-151-444-338-593-599s-217-517-217-818 68-557 217-818 335-448 593-599c258-150 512-219 810-219s552 69 810 219c258 151 444 338 593 599s217 517 217 818z">
            <text:p/>
          </draw:path>
          <draw:polygon draw:style-name="gr20" draw:text-style-name="P13" draw:layer="layout" svg:width="0.767cm" svg:height="0.582cm" svg:x="49.89cm" svg:y="4.162cm" svg:viewBox="0 0 768 583" draw:points="461,0 205,0 410,194 0,194 0,388 410,388 205,583 461,583 768,291">
            <text:p/>
          </draw:polygon>
          <draw:polygon draw:style-name="gr21" draw:text-style-name="P13" draw:layer="layout" svg:width="1.284cm" svg:height="0.996cm" svg:x="52.096cm" svg:y="3.955cm" svg:viewBox="0 0 1285 997" draw:points="910,997 589,665 1285,665 1285,332 589,332 910,0 482,0 0,499 482,997">
            <text:p/>
          </draw:polygon>
          <draw:path draw:style-name="gr22" draw:text-style-name="P4" draw:layer="layout" svg:width="0.299cm" svg:height="1.089cm" svg:x="49.226cm" svg:y="6.27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49.577cm" svg:y="6.473cm" svg:viewBox="0 0 458 887" svg:d="M0 887h185v-708c0-24 2-53 48-53 38 0 40 29 40 53v290h185v-302c0-92 4-167-143-167-50 0-100 20-127 61h-3v-50h-185z">
            <text:p/>
          </draw:path>
          <draw:path draw:style-name="gr22" draw:text-style-name="P4" draw:layer="layout" svg:width="0.457cm" svg:height="0.897cm" svg:x="50.109cm" svg:y="6.473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184cm" svg:height="1.089cm" svg:x="50.653cm" svg:y="6.27cm" svg:viewBox="0 0 185 1090" svg:d="M185 1090v-876h-185v876zM185 0h-185v156h185z">
            <text:p/>
          </draw:path>
          <draw:path draw:style-name="gr22" draw:text-style-name="P4" draw:layer="layout" svg:width="0.299cm" svg:height="1.089cm" svg:x="50.898cm" svg:y="6.27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51.249cm" svg:y="6.484cm" svg:viewBox="0 0 458 887" svg:d="M458 0h-185v708c0 24-2 53-48 53-38 0-40-29-40-53v-708h-185v720c0 92-4 167 142 167 50 0 100-20 127-61h4v50h185z">
            <text:p/>
          </draw:path>
          <draw:path draw:style-name="gr22" draw:text-style-name="P4" draw:layer="layout" svg:width="0.457cm" svg:height="0.886cm" svg:x="51.781cm" svg:y="6.473cm" svg:viewBox="0 0 458 887" svg:d="M0 887h185v-708c0-24 2-53 48-53 38 0 40 29 40 53v708h185v-729c0-92-2-158-143-158-50 0-100 20-127 61h-3v-50h-185z">
            <text:p/>
          </draw:path>
          <draw:polygon draw:style-name="gr22" draw:text-style-name="P4" draw:layer="layout" svg:width="0.482cm" svg:height="1.089cm" svg:x="52.317cm" svg:y="6.27cm" svg:viewBox="0 0 483 1090" draw:points="185,1090 185,629 192,629 294,1090 483,1090 371,609 477,214 292,214 192,617 185,617 185,0 0,0 0,1090">
            <text:p/>
          </draw:polygon>
          <draw:polygon draw:style-name="gr22" draw:text-style-name="P4" draw:layer="layout" svg:width="0.192cm" svg:height="0.17cm" svg:x="52.87cm" svg:y="7.189cm" svg:viewBox="0 0 193 171" draw:points="193,171 193,0 0,0 0,171">
            <text:p/>
          </draw:polygon>
          <draw:path draw:style-name="gr22" draw:text-style-name="P4" draw:layer="layout" svg:width="0.457cm" svg:height="0.886cm" svg:x="53.164cm" svg:y="6.473cm" svg:viewBox="0 0 458 887" svg:d="M0 887h185v-708c0-24 2-53 48-53 38 0 40 29 40 53v708h185v-729c0-92-2-158-143-158-50 0-100 20-127 61h-3v-50h-185z">
            <text:p/>
          </draw:path>
          <draw:path draw:style-name="gr22" draw:text-style-name="P4" draw:layer="layout" svg:width="0.457cm" svg:height="0.897cm" svg:x="53.696cm" svg:y="6.473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297cm" svg:height="1.033cm" svg:x="54.202cm" svg:y="6.326cm" svg:viewBox="0 0 298 1034" svg:d="M239 0h-185v158h-54v116h54v643c0 34 25 117 139 117h105v-117h-19c-19 0-40-4-40-70v-573h59v-116h-59z">
            <text:p/>
          </draw:path>
        </draw:g>
        <draw:frame draw:style-name="gr17" draw:text-style-name="P11" draw:layer="layout" svg:width="5.8cm" svg:height="1.4cm" svg:x="44.2cm" svg:y="0.1cm">
          <draw:text-box>
            <text:p text:style-name="P7"><text:span text:style-name="T3">endorsed by</text:span></text:p>
          </draw:text-box>
        </draw:frame>
        <draw:frame draw:style-name="gr16" draw:text-style-name="P1" draw:layer="layout" svg:width="9.844cm" svg:height="2.379cm" svg:x="0.394cm" svg:y="5.4cm">
          <draw:image xlink:href="Pictures/10000000000002A2000000A3B763B626459AF8F4.jpg" xlink:type="simple" xlink:show="embed" xlink:actuate="onLoad">
            <text:p/>
          </draw:image>
        </draw:frame>
        <draw:frame draw:style-name="gr16" draw:text-style-name="P1" draw:layer="layout" svg:width="3.958cm" svg:height="3.958cm" svg:x="6.629cm" svg:y="8.66cm">
          <draw:image xlink:href="Pictures/10000201000000AD000000ADC04399E61AF5DC59.png" xlink:type="simple" xlink:show="embed" xlink:actuate="onLoad">
            <text:p/>
          </draw:image>
        </draw:frame>
        <draw:frame draw:style-name="gr23" draw:text-style-name="P7" draw:layer="layout" svg:width="5.7cm" svg:height="1.763cm" svg:x="0.4cm" svg:y="9.637cm">
          <draw:image xlink:href="Pictures/1000000000001EBA00000981B1108E1BB50E189D.jpg" xlink:type="simple" xlink:show="embed" xlink:actuate="onLoad">
            <text:p/>
          </draw:image>
        </draw:frame>
        <draw:frame draw:style-name="gr24" draw:text-style-name="P7" draw:layer="layout" svg:width="11.604cm" svg:height="2.9cm" svg:x="43.195cm" svg:y="9.5cm">
          <draw:image xlink:href="Pictures/100002010000049D000001A957E7CFFF792412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cm" fo:page-height="13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3:44:58.827199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112"/>
  </office:meta>
</office:document-meta>
</file>